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font-variant="normal" fo:text-transform="none" fo:color="#000000" style:text-line-through-style="none" style:text-line-through-type="none" style:font-name="Arial" fo:font-size="14pt" fo:letter-spacing="normal" fo:language="en" fo:country="US" fo:font-style="normal" style:text-underline-style="none" fo:font-weight="bold" officeooo:rsid="007e7f67" officeooo:paragraph-rsid="00d26ce1" style:text-blinking="false" fo:background-color="#00ff00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Text_20_body">
      <style:paragraph-properties fo:margin-top="0in" fo:margin-bottom="0in" loext:contextual-spacing="false" fo:line-height="100%"/>
      <style:text-properties fo:font-weight="normal"/>
    </style:style>
    <style:style style:name="P3" style:family="paragraph" style:parent-style-name="Text_20_body">
      <style:paragraph-properties fo:margin-top="0in" fo:margin-bottom="0in" loext:contextual-spacing="false" fo:line-height="100%" style:writing-mode="lr-tb"/>
    </style:style>
    <style:style style:name="P4" style:family="paragraph" style:parent-style-name="Text_20_body">
      <style:paragraph-properties fo:margin-top="0in" fo:margin-bottom="0in" loext:contextual-spacing="false" fo:line-height="100%" style:writing-mode="lr-tb"/>
      <style:text-properties officeooo:paragraph-rsid="00cb961d"/>
    </style:style>
    <style:style style:name="P5" style:family="paragraph" style:parent-style-name="Text_20_body">
      <style:paragraph-properties fo:margin-top="0in" fo:margin-bottom="0in" loext:contextual-spacing="false" fo:line-height="100%" style:writing-mode="lr-tb"/>
      <style:text-properties officeooo:paragraph-rsid="00d2a08e"/>
    </style:style>
    <style:style style:name="P6" style:family="paragraph" style:parent-style-name="Text_20_body">
      <style:paragraph-properties fo:margin-top="0in" fo:margin-bottom="0in" loext:contextual-spacing="false" fo:line-height="100%" style:writing-mode="lr-tb"/>
      <style:text-properties officeooo:paragraph-rsid="00d26ce1"/>
    </style:style>
    <style:style style:name="P7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text-underline-style="none" officeooo:paragraph-rsid="00d2a08e" style:text-blinking="false" fo:background-color="#00ffff"/>
    </style:style>
    <style:style style:name="P8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text-underline-style="none" officeooo:paragraph-rsid="00d26ce1" style:text-blinking="false" fo:background-color="#00ffff"/>
    </style:style>
    <style:style style:name="P9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fo:language="en" fo:country="US" style:text-underline-style="none" officeooo:paragraph-rsid="00d26ce1" style:text-blinking="false" fo:background-color="#00ffff"/>
    </style:style>
    <style:style style:name="P10" style:family="paragraph" style:parent-style-name="Text_20_body">
      <style:paragraph-properties fo:margin-top="0in" fo:margin-bottom="0in" loext:contextual-spacing="false" fo:line-height="100%" style:writing-mode="lr-tb"/>
      <style:text-properties fo:font-weight="normal"/>
    </style:style>
    <style:style style:name="P11" style:family="paragraph" style:parent-style-name="Text_20_body">
      <style:paragraph-properties fo:margin-top="0in" fo:margin-bottom="0in" loext:contextual-spacing="false" fo:line-height="100%" style:writing-mode="lr-tb"/>
      <style:text-properties fo:font-weight="normal" officeooo:paragraph-rsid="00d2a08e"/>
    </style:style>
    <style:style style:name="P12" style:family="paragraph" style:parent-style-name="Text_20_body">
      <style:paragraph-properties fo:margin-top="0in" fo:margin-bottom="0in" loext:contextual-spacing="false" fo:line-height="100%" style:writing-mode="lr-tb"/>
      <style:text-properties fo:font-weight="normal" officeooo:paragraph-rsid="00cb961d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d18040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d3fd19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d48047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ce35e1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cfa9c9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 style:font-style-asian="italic" style:font-style-complex="italic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language="en" fo:country="US" fo:font-style="normal" style:text-underline-style="none" fo:font-weight="bold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language="en" fo:country="US" fo:font-style="normal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language="en" fo:country="US" fo:font-style="normal" style:text-underline-style="none" officeooo:rsid="00db9e06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1pt" fo:language="en" fo:country="US" fo:font-style="italic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1pt" fo:language="en" fo:country="US" fo:font-style="italic" style:text-underline-style="none" fo:font-weight="normal" style:text-blinking="false" fo:background-color="transparent" loext:char-shading-value="0" style:font-style-asian="italic" style:font-style-complex="italic"/>
    </style:style>
    <style:style style:name="T1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text-underline-style="none" officeooo:rsid="00d48047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fo:color="#000000" style:font-name="Arial" fo:font-size="11pt" fo:font-style="normal" style:text-underline-style="solid" style:text-underline-width="auto" style:text-underline-color="font-color" fo:background-color="transparent" loext:char-shading-value="0"/>
    </style:style>
    <style:style style:name="T21" style:family="text"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normal" fo:background-color="transparent" loext:char-shading-value="0"/>
    </style:style>
    <style:style style:name="T22" style:family="text">
      <style:text-properties fo:font-variant="normal" fo:text-transform="none" fo:color="#000000" style:font-name="Arial" fo:font-size="11pt" fo:language="en" fo:country="US" fo:font-style="normal" style:text-underline-style="solid" style:text-underline-width="auto" style:text-underline-color="font-color" fo:background-color="transparent" loext:char-shading-value="0"/>
    </style:style>
    <style:style style:name="T23" style:family="text">
      <style:text-properties style:font-name="Arial" fo:font-size="14pt" fo:font-style="normal" fo:font-weight="bold"/>
    </style:style>
    <style:style style:name="T24" style:family="text">
      <style:text-properties style:font-name="Arial" fo:font-size="14pt" fo:font-style="normal" fo:font-weight="bold" officeooo:rsid="00d26ce1"/>
    </style:style>
    <style:style style:name="T25" style:family="text">
      <style:text-properties style:font-name="Arial" fo:font-size="14pt" fo:font-style="normal" fo:font-weight="bold" officeooo:rsid="00d2a08e"/>
    </style:style>
    <style:style style:name="T26" style:family="text">
      <style:text-properties style:font-name="Arial" fo:font-size="14pt" fo:language="en" fo:country="US" fo:font-style="normal" fo:font-weight="bold"/>
    </style:style>
    <style:style style:name="T27" style:family="text">
      <style:text-properties style:font-name="Arial" fo:font-size="14pt" fo:language="en" fo:country="US" fo:font-style="normal" fo:font-weight="bold" officeooo:rsid="00d26ce1"/>
    </style:style>
    <style:style style:name="T28" style:family="text">
      <style:text-properties style:font-name="Arial" fo:font-size="14pt" fo:language="en" fo:country="US" fo:font-style="normal" fo:font-weight="bold" officeooo:rsid="00d2a08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45dac656-7fff-c186-8799-1c04fe3453f1"/><text:s text:c="2"/>« MAIN RULES »</text:p>
      <text:p text:style-name="P10"><text:span text:style-name="T1">→</text:span><text:span text:style-name="T14"> </text:span><text:span text:style-name="T4">Интересы клиента</text:span><text:span text:style-name="T17"> </text:span><text:span text:style-name="T1">- превыше всего(!)</text:span></text:p>
      <text:p text:style-name="P12"><text:span text:style-name="T1">→ Правило </text:span><text:span text:style-name="T17">“</text:span><text:span text:style-name="T4">БОЙСКАУТА”</text:span><text:span text:style-name="T1">: сделай КОД лучше чем он был до тебя</text:span></text:p>
      <text:p text:style-name="P4"><text:span text:style-name="T6">→ П-</text:span><text:span text:style-name="T7">п</text:span><text:span text:style-name="T6"> “</text:span><text:span text:style-name="T4">Легкости</text:span><text:span text:style-name="T19">” </text:span><text:span text:style-name="T6">(</text:span><text:span text:style-name="T19">“</text:span><text:span text:style-name="T12">KISS</text:span><text:span text:style-name="T4">”</text:span><text:span text:style-name="T6">): (“</text:span><text:span text:style-name="T16">Keep</text:span><text:span text:style-name="T11"> </text:span><text:span text:style-name="T16">it</text:span><text:span text:style-name="T11"> </text:span><text:span text:style-name="T16">simple</text:span><text:span text:style-name="T11"> </text:span><text:span text:style-name="T16">stupid</text:span><text:span text:style-name="T6">”) код понятный, читается легко!</text:span></text:p>
      <text:p text:style-name="P9"><text:span text:style-name="T24">« IMPLEMENTATION</text:span><text:span text:style-name="T23"> (</text:span><text:span text:style-name="T25">rules</text:span><text:span text:style-name="T23">) </text:span><text:span text:style-name="T24">»</text:span></text:p>
      <text:p text:style-name="P6"><text:span text:style-name="T6">→ П-п </text:span><text:span text:style-name="T19">“</text:span><text:span text:style-name="T4">Постепенной очистки”</text:span><text:span text:style-name="T6">: сделай </text:span><text:span text:style-name="T10">грязный код</text:span><text:span text:style-name="T6">, а потом </text:span><text:span text:style-name="T8">почистить</text:span><text:span text:style-name="T19"> </text:span><text:span text:style-name="T6">его!</text:span></text:p>
      <text:p text:style-name="P10"><text:span text:style-name="T1">→ П-п </text:span><text:span text:style-name="T17">“</text:span><text:span text:style-name="T4">Ясной логики”</text:span><text:span text:style-name="T1">: логика </text:span><text:span text:style-name="T9">понятна</text:span><text:span text:style-name="T17"> </text:span><text:span text:style-name="T1">с 1-го взгляда любому “левому” программисту</text:span></text:p>
      <text:p text:style-name="P10"><text:span text:style-name="T1">→ П-п </text:span><text:span text:style-name="T17">“</text:span><text:span text:style-name="T4">1-й абстракции”</text:span><text:span text:style-name="T1">: </text:span><text:span text:style-name="T20">1 ф-я</text:span><text:span text:style-name="T17"> </text:span><text:span text:style-name="T1">= </text:span><text:span text:style-name="T20">1 уровень абстракции</text:span></text:p>
      <text:p text:style-name="P10"><text:span text:style-name="T1">→ П-п </text:span><text:span text:style-name="T17">“</text:span><text:span text:style-name="T4">1-й ответственности”</text:span><text:span text:style-name="T1">: </text:span><text:span text:style-name="T20">1 ф-я</text:span><text:span text:style-name="T17"> </text:span><text:span text:style-name="T1">выполняет только </text:span><text:span text:style-name="T20">1 операцию</text:span></text:p>
      <text:p text:style-name="P10"><text:span text:style-name="T1">→ П-п </text:span><text:span text:style-name="T17">“</text:span><text:span text:style-name="T4">Инкапсуляция”</text:span><text:span text:style-name="T1">: скрывайте данные (объявите все приватным)</text:span></text:p>
      <text:p text:style-name="P3"><text:span text:style-name="T6">→ П-п </text:span><text:span text:style-name="T19">“</text:span><text:span text:style-name="T4">Связности”</text:span><text:span text:style-name="T6">: чем </text:span><text:span text:style-name="T21">меньше методов</text:span><text:span text:style-name="T19"> </text:span><text:span text:style-name="T6">у класса = тем </text:span><text:span text:style-name="T21">лучше</text:span></text:p>
      <text:p text:style-name="P9"><text:span text:style-name="T24">« IMPLEMENTATION</text:span><text:span text:style-name="T23"> (</text:span><text:span text:style-name="T24">tricks</text:span><text:span text:style-name="T23">) </text:span><text:span text:style-name="T24">»</text:span></text:p>
      <text:p text:style-name="P10"><text:span text:style-name="T1">→ П-п </text:span><text:span text:style-name="T17">“</text:span><text:span text:style-name="T4">Содержательного имени”</text:span><text:span text:style-name="T1">: имя описывает все, что делает ф-я</text:span></text:p>
      <text:p text:style-name="P10"><text:span text:style-name="T1">→ П-п </text:span><text:span text:style-name="T17">“</text:span><text:span text:style-name="T4">Понятного имени”</text:span><text:span text:style-name="T1">: понятное длинное имя лучше, чем непонятное короткое</text:span></text:p>
      <text:p text:style-name="P10"><text:span text:style-name="T1">→ П-п </text:span><text:span text:style-name="T17">“</text:span><text:span text:style-name="T4">2/20”</text:span><text:span text:style-name="T1">: </text:span><text:span text:style-name="T20">ф-я</text:span><text:span text:style-name="T17"> </text:span><text:span text:style-name="T1">должна быть </text:span><text:span text:style-name="T20">маленькой</text:span><text:span text:style-name="T17"> </text:span><text:span text:style-name="T1">(от 2 до 20 строчек кода)</text:span></text:p>
      <text:p text:style-name="P10"><text:span text:style-name="T1">→ П-п </text:span><text:span text:style-name="T17">“</text:span><text:span text:style-name="T4">Без аргументов”</text:span><text:span text:style-name="T1">: чем </text:span><text:span text:style-name="T20">меньше аргументов</text:span><text:span text:style-name="T17"> </text:span><text:span text:style-name="T1">у </text:span><text:span text:style-name="T2">фу-и</text:span><text:span text:style-name="T1"> - тем </text:span><text:span text:style-name="T20">лучше</text:span></text:p>
      <text:p text:style-name="P10"><text:span text:style-name="T1">→ П-п </text:span><text:span text:style-name="T17">“</text:span><text:span text:style-name="T12">DRY</text:span><text:span text:style-name="T4">”</text:span><text:span text:style-name="T1">: “</text:span><text:span text:style-name="T13">Don’t</text:span><text:span text:style-name="T1"> </text:span><text:span text:style-name="T13">repeat</text:span><text:span text:style-name="T1"> </text:span><text:span text:style-name="T13">yourself</text:span><text:span text:style-name="T1">”</text:span></text:p>
      <text:p text:style-name="P10"><text:span text:style-name="T1">→ П-п </text:span><text:span text:style-name="T17">“</text:span><text:span text:style-name="T4">Положительных условий”</text:span><text:span text:style-name="T1">: положительные условия </text:span><text:span text:style-name="T20">понятнее</text:span><text:span text:style-name="T17"> </text:span><text:span text:style-name="T1">отрицательных</text:span></text:p>
      <text:p text:style-name="P10"><text:span text:style-name="T1">→ П-п </text:span><text:span text:style-name="T17">“</text:span><text:span text:style-name="T4">Пояснительных переменных”</text:span><text:span text:style-name="T1">: переменные, типа </text:span><text:span text:style-name="T9">{</text:span><text:span text:style-name="T15">key</text:span><text:span text:style-name="T9">: </text:span><text:span text:style-name="T15">value</text:span><text:span text:style-name="T9">}</text:span><text:span text:style-name="T17"> </text:span><text:span text:style-name="T1">делают код понятнее</text:span></text:p>
      <text:p text:style-name="P10"><text:span text:style-name="T1">→ П-п </text:span><text:span text:style-name="T17">“</text:span><text:span text:style-name="T4">Волшебных чисел”</text:span><text:span text:style-name="T1">: срывай числа в </text:span><text:span text:style-name="T22">const</text:span><text:span text:style-name="T17"> </text:span><text:span text:style-name="T1">с содержательными именами</text:span></text:p>
      <text:p text:style-name="P3"><text:span text:style-name="T6">→ П-п </text:span><text:span text:style-name="T19">“</text:span><text:span text:style-name="T4">Злого комментария”</text:span><text:span text:style-name="T6">: наличие комментария = плохой код</text:span></text:p>
      <text:p text:style-name="P8"><text:span text:style-name="T24">«</text:span><text:span text:style-name="T23"> </text:span><text:span text:style-name="T27">REFACTORING</text:span><text:span text:style-name="T24"> »</text:span></text:p>
      <text:p text:style-name="P10"><text:span text:style-name="T1">→ П-п </text:span><text:span text:style-name="T17">“</text:span><text:span text:style-name="T4">Мертвого кода”</text:span><text:span text:style-name="T1">: удали код, который бесполезен (не выполняется)</text:span></text:p>
      <text:p text:style-name="P10"><text:span text:style-name="T1">→ П-п </text:span><text:span text:style-name="T17">“</text:span><text:span text:style-name="T4">Балласта”</text:span><text:span text:style-name="T1">: удали код, который закомментирован</text:span></text:p>
      <text:p text:style-name="P10"><text:span text:style-name="T1">→ П-п </text:span><text:span text:style-name="T17">“</text:span><text:span text:style-name="T4">Завистливой </text:span><text:span text:style-name="T5">фу-и</text:span><text:span text:style-name="T4">”</text:span><text:span text:style-name="T1">: </text:span><text:span text:style-name="T20">устраняйте изменения данных</text:span><text:span text:style-name="T17"> </text:span><text:span text:style-name="T18">фу-ми</text:span><text:span text:style-name="T1"> в </text:span><text:span text:style-name="T20">чужих</text:span><text:span text:style-name="T17"> </text:span><text:span text:style-name="T1">классах</text:span></text:p>
      <text:p text:style-name="P3"><text:span text:style-name="T6">→ П-п </text:span><text:span text:style-name="T19">“</text:span><text:span text:style-name="T4">Опасных изменений”</text:span><text:span text:style-name="T6">: не вносит изменений в структуру проекта</text:span></text:p>
      <text:p text:style-name="P7"><text:span text:style-name="T27">« </text:span><text:span text:style-name="T28">ERRORS HANDLING</text:span><text:span text:style-name="T26"> </text:span><text:span text:style-name="T27">»</text:span></text:p>
      <text:p text:style-name="P5"><text:span text:style-name="T6">→ П-п </text:span><text:span text:style-name="T19">“</text:span><text:span text:style-name="T4">Обработки ошибок”</text:span><text:span text:style-name="T6">: обработка ошибок </text:span><text:span text:style-name="T21">НЕ</text:span><text:span text:style-name="T19"> </text:span><text:span text:style-name="T6">должна </text:span><text:span text:style-name="T21">заслонять логику</text:span></text:p>
      <text:p text:style-name="P7"><text:span text:style-name="T27">« </text:span><text:span text:style-name="T28">TESTS</text:span><text:span text:style-name="T26"> </text:span><text:span text:style-name="T27">»</text:span></text:p>
      <text:p text:style-name="P11"><text:span text:style-name="T1">→ П-п </text:span><text:span text:style-name="T17">“</text:span><text:span text:style-name="T4">Тестируй ВСЕ”</text:span><text:span text:style-name="T1">: </text:span><text:span text:style-name="T3">Тесты</text:span><text:span text:style-name="T1"> должны тестировать ВСЕ что </text:span><text:span text:style-name="T4">может сломаться</text:span></text:p>
      <text:p text:style-name="P3"><text:span text:style-name="T6">→ П-п </text:span><text:span text:style-name="T19">“</text:span><text:span text:style-name="T12">FIRST</text:span><text:span text:style-name="T4">”</text:span><text:span text:style-name="T6">: ТЕСТЫ должны быть </text:span><text:span text:style-name="T21">быстрыми</text:span><text:span text:style-name="T19"> </text:span><text:span text:style-name="T6">и </text:span><text:span text:style-name="T21">независимыми</text:span></text:p>
      <text:p text:style-name="P7"><text:span text:style-name="T27">« </text:span><text:span text:style-name="T28">ARCHITECTURE</text:span><text:span text:style-name="T26"> </text:span><text:span text:style-name="T27">»</text:span></text:p>
      <text:p text:style-name="P11"><text:span text:style-name="T1">→ П-п </text:span><text:span text:style-name="T17">“</text:span><text:span text:style-name="T4">Простой АРХИТЕКТУРЫ”</text:span><text:span text:style-name="T1">: архитектура должна быть </text:span><text:span text:style-name="T20">простой</text:span><text:span text:style-name="T17"> </text:span><text:span text:style-name="T1">но </text:span><text:span text:style-name="T20">продуманной</text:span></text:p>
      <text:p text:style-name="P3"><text:span text:style-name="T6">→ П-п </text:span><text:span text:style-name="T19">“</text:span><text:span text:style-name="T4">Конфигурации”</text:span><text:span text:style-name="T6">: </text:span><text:span text:style-name="T10">конфигурации</text:span><text:span text:style-name="T19"> </text:span><text:span text:style-name="T6">должны быть </text:span><text:span text:style-name="T21">выше всех</text:span></text:p>
      <text:p text:style-name="P7"><text:span text:style-name="T27">« </text:span><text:span text:style-name="T28">TEAM JOB</text:span><text:span text:style-name="T26"> </text:span><text:span text:style-name="T27">»</text:span></text:p>
      <text:p text:style-name="P11"><text:span text:style-name="T1">→ П-п </text:span><text:span text:style-name="T17">“</text:span><text:span text:style-name="T12">Conventions</text:span><text:span text:style-name="T4">”</text:span><text:span text:style-name="T1">: вся команда пишет код в едином стиле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366in" fo:margin-bottom="0.4429in" fo:margin-left="0.3425in" fo:margin-right="0.295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4T08:02:46.298300993</meta:creation-date>
    <dc:date>2020-06-12T21:18:23.852000000</dc:date>
    <meta:editing-duration>P2DT1H20M37S</meta:editing-duration>
    <meta:editing-cycles>136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36" meta:word-count="307" meta:character-count="1941" meta:non-whitespace-character-count="1668"/>
  </office:meta>
</office:document-meta>
</file>